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y we need encryp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scary demo</text:p>
            <text:p>Presented by Charles Hathaway</text:p>
            <text:p>Rensselaer Polytechnic Institu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Brief discussion of how the internet “works”</text:p>
              </text:list-item>
              <text:list-item>
                <text:p>Brief discussion of cryptography</text:p>
              </text:list-item>
              <text:list-item>
                <text:p>Why should I worry?</text:p>
              </text:list-item>
              <text:list-item>
                <text:p>Demo!</text:p>
              </text:list-item>
              <text:list-item>
                <text:p>Conclusion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all use computers everyday for all sorts of things</text:p>
                <text:list>
                  <text:list-item>
                    <text:p>Cat pictures</text:p>
                  </text:list-item>
                  <text:list-item>
                    <text:p>Taxes</text:p>
                  </text:list-item>
                  <text:list-item>
                    <text:p>Internet shopping</text:p>
                  </text:list-item>
                  <text:list-item>
                    <text:p>Socializing</text:p>
                  </text:list-item>
                </text:list>
              </text:list-item>
              <text:list-item>
                <text:p>We don't know how it works; this will remedy that a little b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nternet 101 (abridge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internet is a series of tubes*...</text:p>
                <text:list>
                  <text:list-item>
                    <text:p>Connections between “hubs” which move the data from a source address to a destination address</text:p>
                  </text:list-item>
                  <text:list-item>
                    <text:p>The “tubes” are owned by various companies</text:p>
                  </text:list-item>
                </text:list>
              </text:list-item>
              <text:list-item>
                <text:p>Most of the internet relies on server/client idea</text:p>
                <text:list>
                  <text:list-item>
                    <text:p>When you access “google.com”, you're talking to a server owned by google; but to get to that server, your data travels across those tubes</text:p>
                  </text:list-item>
                </text:list>
              </text:list-item>
            </text:list>
          </draw:text-box>
        </draw:frame>
        <draw:frame draw:style-name="gr2" draw:layer="layout" svg:width="18.341cm" svg:height="0.962cm" svg:x="1.27cm" svg:y="18.034cm">
          <draw:text-box>
            <text:p>* don't make fun of me! The tube analogy is actually pretty goo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yptography 101 (abridge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The goal of crypto is to hide messages in plain site</text:p>
              </text:list-item>
              <text:list-item>
                <text:p>Very math heavy, but basically we want something that...</text:p>
                <text:list>
                  <text:list-item>
                    <text:p>Can't be deciphered by 3<text:span text:style-name="T1">rd</text:span> parties (confidential)</text:p>
                  </text:list-item>
                  <text:list-item>
                    <text:p>Can't be modified by third parties (integrity)</text:p>
                  </text:list-item>
                  <text:list-item>
                    <text:p>Can be decrypted reasonably fast (availability)</text:p>
                  </text:list-item>
                  <text:list-item>
                    <text:p>We also want to know who sent the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es this matt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the internet is a series of tubes which other people have access to, that means they can just look at your data</text:p>
                <text:list>
                  <text:list-item>
                    <text:p>No, this is NOT illegal</text:p>
                  </text:list-item>
                </text:list>
              </text:list-item>
              <text:list-item>
                <text:p>You have no idea of knowing who has access to the tubes</text:p>
              </text:list-item>
              <text:list-item>
                <text:p>People with access to the messages could alter them without your knowled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es this matt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ing cryptography, we can gain a sense of privacy and integrity of the data</text:p>
              </text:list-item>
              <text:list-item>
                <text:p>Not perfect, and there are other ways for people to “look” at your data</text:p>
                <text:list>
                  <text:list-item>
                    <text:p>The server that holds the data; whoever controls that can look at anything on it</text:p>
                  </text:list-item>
                  <text:list-item>
                    <text:p>Spyware on your computer/phone</text:p>
                  </text:list-item>
                  <text:list-item>
                    <text:p>Looking over your shou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<text:span text:style-name="T2">Live demo!</text:span></text:p>
            <text:p>(cross your fingers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en well designed sites are horribly insecure without cryptography</text:p>
              </text:list-item>
              <text:list-item>
                <text:p>Techniques demoed are used by law enforcement and criminals ali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Questions and answers</text:p>
            <text:p>(maybe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1:39:34.491952845</meta:creation-date>
    <dc:date>2015-01-15T12:01:19.305021936</dc:date>
    <meta:editing-duration>PT5M44S</meta:editing-duration>
    <meta:editing-cycles>1</meta:editing-cycles>
    <meta:document-statistic meta:object-count="60"/>
    <meta:generator>LibreOffice/4.2.8.2$Linux_X86_64 LibreOffice_project/420$Build-2</meta:generator>
  </office:meta>
</office:document-meta>
</file>